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936" calcext:value-type="float">
            <text:p>116.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336" calcext:value-type="float">
            <text:p>114.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512" calcext:value-type="float">
            <text:p>113.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056" calcext:value-type="float">
            <text:p>111.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864" calcext:value-type="float">
            <text:p>111.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096" calcext:value-type="float">
            <text:p>110.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664" calcext:value-type="float">
            <text:p>110.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1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200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904</text:p>
          </table:table-cell>
          <table:table-cell office:value-type="string" calcext:value-type="string">
            <text:p>TWDB:0646904</text:p>
          </table:table-cell>
          <table:table-cell office:value-type="string" calcext:value-type="string">
            <text:p>195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